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91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Log Return 5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LN([.B7]/[.B2])" office:value-type="float" office:value="-0.00630632720631797" calcext:value-type="float">
            <text:p>-0.00630632720631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LN([.B8]/[.B3])" office:value-type="float" office:value="0.00180099103160252" calcext:value-type="float">
            <text:p>0.001800991031603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LN([.B9]/[.B4])" office:value-type="float" office:value="0.0157271271232224" calcext:value-type="float">
            <text:p>0.01572712712322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LN([.B10]/[.B5])" office:value-type="float" office:value="0.0031524457541613" calcext:value-type="float">
            <text:p>0.00315244575416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LN([.B11]/[.B6])" office:value-type="float" office:value="0.00494716547555642" calcext:value-type="float">
            <text:p>0.004947165475556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LN([.B12]/[.B7])" office:value-type="float" office:value="0.000903342428186404" calcext:value-type="float">
            <text:p>0.00090334242818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LN([.B13]/[.B8])" office:value-type="float" office:value="0.00717170263455832" calcext:value-type="float">
            <text:p>0.007171702634558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LN([.B14]/[.B9])" office:value-type="float" office:value="-0.00223164564833778" calcext:value-type="float">
            <text:p>-0.002231645648338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LN([.B15]/[.B10])" office:value-type="float" office:value="0.0164998169074968" calcext:value-type="float">
            <text:p>0.016499816907497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LN([.B16]/[.B11])" office:value-type="float" office:value="0.0468870105622488" calcext:value-type="float">
            <text:p>0.046887010562249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LN([.B17]/[.B12])" office:value-type="float" office:value="0.0822975000606256" calcext:value-type="float">
            <text:p>0.082297500060626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LN([.B18]/[.B13])" office:value-type="float" office:value="0.0589680998699867" calcext:value-type="float">
            <text:p>0.058968099869987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LN([.B19]/[.B14])" office:value-type="float" office:value="0.0627775882268716" calcext:value-type="float">
            <text:p>0.0627775882268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LN([.B20]/[.B15])" office:value-type="float" office:value="0.0575760375670458" calcext:value-type="float">
            <text:p>0.05757603756704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LN([.B21]/[.B16])" office:value-type="float" office:value="0.0114919332387901" calcext:value-type="float">
            <text:p>0.01149193323879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LN([.B22]/[.B17])" office:value-type="float" office:value="-0.0096094326246162" calcext:value-type="float">
            <text:p>-0.009609432624616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LN([.B23]/[.B18])" office:value-type="float" office:value="0.00503990987008856" calcext:value-type="float">
            <text:p>0.005039909870089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LN([.B24]/[.B19])" office:value-type="float" office:value="-0.00758217617270874" calcext:value-type="float">
            <text:p>-0.007582176172709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LN([.B25]/[.B20])" office:value-type="float" office:value="-0.0322471725894839" calcext:value-type="float">
            <text:p>-0.032247172589484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LN([.B26]/[.B21])" office:value-type="float" office:value="-0.0226844736710685" calcext:value-type="float">
            <text:p>-0.022684473671069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LN([.B27]/[.B22])" office:value-type="float" office:value="-0.0207854778938155" calcext:value-type="float">
            <text:p>-0.020785477893816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LN([.B28]/[.B23])" office:value-type="float" office:value="-0.0511389614911875" calcext:value-type="float">
            <text:p>-0.051138961491188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LN([.B29]/[.B24])" office:value-type="float" office:value="-0.023530497410194" calcext:value-type="float">
            <text:p>-0.023530497410194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LN([.B30]/[.B25])" office:value-type="float" office:value="-0.0346601924064462" calcext:value-type="float">
            <text:p>-0.034660192406446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LN([.B31]/[.B26])" office:value-type="float" office:value="-0.0410925938995277" calcext:value-type="float">
            <text:p>-0.041092593899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26:23.410845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5T22:26:41.342079539</dc:date>
    <meta:editing-duration>PT25M10S</meta:editing-duration>
    <meta:editing-cycles>14</meta:editing-cycles>
    <meta:document-statistic meta:table-count="1" meta:cell-count="93" meta:object-count="0"/>
  </office:meta>
</office:document-meta>
</file>